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6" style:family="paragraph" style:parent-style-name="Standard">
      <style:text-properties fo:font-weight="bold" style:font-weight-asian="bold" style:font-name-complex="David" style:font-weight-complex="bold"/>
    </style:style>
    <style:style style:name="P7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  <style:style style:name="T8" style:family="text">
      <style:text-properties fo:font-size="11pt" style:font-size-asian="11pt" style:font-name-complex="Davi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4"><text:span text:style-name="T5">נתונים עיקריים לשלבים הראשונים לטיפול באירוע</text:span></text:p>
      <text:p text:style-name="Standard"><text:span text:style-name="T4">תיק <text:s/></text:span><text:span text:style-name="T6">:</text:span></text:p>
      <text:p text:style-name="P5"/>
      <text:p text:style-name="Standard"><text:span text:style-name="T4">שם העסק/מבנה</text:span><text:span text:style-name="T3"> <text:s text:c="2"/></text:span><text:span text:style-name="T1"><text:s/>מרכז גריאטרי ראשון לציון</text:span></text:p>
      <text:p text:style-name="P6"/>
      <text:p text:style-name="Standard"><text:span text:style-name="T4">כתובת</text:span><text:span text:style-name="T3"> </text:span><text:span text:style-name="T4"><text:s text:c="2"/></text:span><text:span text:style-name="T1">רמז 95 ראשון לציון</text:span></text:p>
      <text:p text:style-name="P6"/>
      <text:p text:style-name="Standard"><text:span text:style-name="T4">טלפון</text:span><text:span text:style-name="T1"> <text:s text:c="4"/>03-9483444, 03-9483452 <text:s text:c="22"/></text:span></text:p>
      <text:p text:style-name="P6"/>
      <text:p text:style-name="Standard"><text:span text:style-name="T4">המפתחות נמצאים</text:span><text:span text:style-name="T1"> <text:s text:c="4"/>המקום פתוח 24 שעות .</text:span></text:p>
      <text:p text:style-name="P3"/>
      <text:p text:style-name="Standard"><text:span text:style-name="T4">מיקום מפסק זרם ראשי</text:span><text:span text:style-name="T1"> <text:s text:c="2"/>. <text:s text:c="2"/>חדר חשמל ראשי במבנה מס' 6</text:span></text:p>
      <text:p text:style-name="P3"/>
      <text:p text:style-name="Standard"><text:span text:style-name="T4">גנרטור: קיים</text:span><text:span text:style-name="T2"> /לא קיים</text:span></text:p>
      <text:p text:style-name="Standard"><text:span text:style-name="T4">מיקום ברזי כיבוי עיקריים "3</text:span><text:span text:style-name="T1"> <text:s/>. בסמוך לכל המבנה <text:s text:c="7"/>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ברוך פיקסלר</text:span></text:p>
          </table:table-cell>
          <table:table-cell table:style-name="Table2.A1" office:value-type="string">
            <text:p text:style-name="Standard"><text:span text:style-name="T1">מנהל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7-7724194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ורד רוזנפלד</text:span></text:p>
          </table:table-cell>
          <table:table-cell table:style-name="Table2.A1" office:value-type="string">
            <text:p text:style-name="Standard"><text:span text:style-name="T1">מנהלת ביה"ח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0-6261825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איילת מנדלוביץ</text:span></text:p>
          </table:table-cell>
          <table:table-cell table:style-name="Table2.A1" office:value-type="string">
            <text:p text:style-name="Standard"><text:span text:style-name="T1">מנהלת אד"מ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0-6270808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שלמה הובר</text:span></text:p>
          </table:table-cell>
          <table:table-cell table:style-name="Table2.A1" office:value-type="string">
            <text:p text:style-name="Standard"><text:span text:style-name="T1">כיתת כוננות</text:span></text:p>
          </table:table-cell>
          <table:table-cell table:style-name="Table2.A1" office:value-type="string">
            <text:p text:style-name="Standard"><text:span text:style-name="T1">03-9695593</text:span></text:p>
          </table:table-cell>
          <table:table-cell table:style-name="Table2.A1" office:value-type="string">
            <text:p text:style-name="Standard"><text:span text:style-name="T1">057-9024532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7"><text:span text:style-name="T3"><text:tab/></text:span></text:p>
      <text:p text:style-name="Standard"><text:span text:style-name="T5">סיכונים עיקריים</text:span><text:span text:style-name="T3"> </text:span><text:span text:style-name="T1">*גפ"מ ממיכלים מטלטלים 48 ק"ג למטבח(מבנה 5) ולמכבסה(מבנה 16).*סולר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2 צוברים תת קרקעיים 10 אלף ל' כ"א,האחד ממוקם ליד מבנה 7 והשני ע"י ביתן 10, 1500 ל'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סולר נמצא בתוך מעצרה בתוך חדר גנרטור (מבנה 6). *עמדת מיכלי חמצן בסמוך למבנה 10. 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*מבנה מס' 5- חדר מכונות דודיי חשמל ומטבח.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*חדר חשמל ראשי- מבנה מס' 6. בחדר זה יש גם חדר שנאים.</text:span></text:p>
          </table:table-cell>
        </table:table-row>
      </table:table>
      <text:p text:style-name="Standard"><text:span text:style-name="T1"><text:s text:c="527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pan text:style-name="T1">שם החומר</text:span></text:p>
          </table:table-cell>
          <table:table-cell table:style-name="Table4.A1" office:value-type="string">
            <text:p text:style-name="P4"><text:span text:style-name="T1">מס' או"מ</text:span></text:p>
          </table:table-cell>
          <table:table-cell table:style-name="Table4.A1" office:value-type="string">
            <text:p text:style-name="P4"><text:span text:style-name="T1">שם החומר</text:span></text:p>
          </table:table-cell>
          <table:table-cell table:style-name="Table4.A1" office:value-type="string">
            <text:p text:style-name="P4"><text:span text:style-name="T1">מס' או"מ</text:span></text:p>
          </table:table-cell>
          <table:table-cell table:style-name="Table4.A1" office:value-type="string">
            <text:p text:style-name="P4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P3"/>
      <text:p text:style-name="Standard"><text:span text:style-name="T4">נתונים חיוניים </text:span><text:span text:style-name="T1">נוספים *גפ"מ ממכלים מטלטים</text:span><text:span text:style-name="T3"> </text:span><text:span text:style-name="T8">48 ק"ג כ"א במטבח בישול ובמכבסה (מבנה מס' 5)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*מע' גלאים בכל המבנים. רכזת אש ראשית בבית ןשומר בכניסה ראשית למתחם.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*מע' ספרינקלרים במבנים 2,7,22,33, במחסן, בארכיון. * בניין מס' 17- מנהלה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*בכל מבנה יש לוח חשמל ראשי, יש חדר חשמל ראשי לכל המתחם בלוחות בחדר יש גילוי וכיבוי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אוט' בלוחות. חדר חשמל במבנה מס' 6 (בגב מטבח).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*שעון מים ראשי לכל המתחם נמצא בסמוך ליציאת חירום לרכבים בצד צפון מערב של המתחם.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*אספקת מים למערכת הספרינקלרים לכל המתחם מרשת עירונית.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*גנרטור גיבוי לחשמל (מבנה מס' 6). בסמוך יש חדר שנאים.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*חדר חשמל וגנרטור משותף.</text:span></text:p>
          </table:table-cell>
        </table:table-row>
      </table:table>
      <text:p text:style-name="P3"/>
      <text:p text:style-name="P3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Times New Roman1" style:font-name-complex="David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אתי מנצור</dc:creator>
    <meta:editing-cycles>1</meta:editing-cycles>
    <meta:print-date>2012-01-05T12:00:00</meta:print-date>
    <meta:creation-date>2014-02-12T00:53:00</meta:creation-date>
    <dc:date>2014-02-12T02:49:00</dc:date>
    <meta:editing-duration>PT1M56S</meta:editing-duration>
    <meta:generator>OpenOffice/4.0.1$Win32 OpenOffice.org_project/401m5$Build-9714</meta:generator>
    <meta:document-statistic meta:table-count="6" meta:image-count="0" meta:object-count="0" meta:page-count="2" meta:paragraph-count="66" meta:word-count="371" meta:character-count="21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